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8.31cm"/>
    </style:style>
    <style:style style:name="co4" style:family="table-column">
      <style:table-column-properties fo:break-before="auto" style:column-width="2.678cm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2">
          <table:table-cell office:value-type="string">
            <text:p>#iterations</text:p>
          </table:table-cell>
          <table:table-cell office:value-type="string">
            <text:p>lambda</text:p>
          </table:table-cell>
          <table:table-cell office:value-type="string">
            <text:p>rmse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 office:value-type="float" office:value="1.54383472258321">
            <text:p>1.543834722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office:value-type="float" office:value="1.16072577401658">
            <text:p>1.16072577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3">
            <text:p>0.03</text:p>
          </table:table-cell>
          <table:table-cell office:value-type="float" office:value="1.10119069186402">
            <text:p>1.1011906919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3">
            <text:p>0.03</text:p>
          </table:table-cell>
          <table:table-cell office:value-type="float" office:value="1.04817561323596">
            <text:p>1.0481756132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3">
            <text:p>0.03</text:p>
          </table:table-cell>
          <table:table-cell office:value-type="float" office:value="1.06995788137136">
            <text:p>1.069957881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.3643823661963">
            <text:p>1.3643823662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office:value-type="float" office:value="1.15223313970872">
            <text:p>1.152233139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4">
            <text:p>0.04</text:p>
          </table:table-cell>
          <table:table-cell office:value-type="float" office:value="1.05336130670158">
            <text:p>1.053361306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4">
            <text:p>0.04</text:p>
          </table:table-cell>
          <table:table-cell office:value-type="float" office:value="1.04244023360086">
            <text:p>1.0424402336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 office:value-type="float" office:value="1.02118998957129">
            <text:p>1.021189989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.3643823661963">
            <text:p>1.3643823662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office:value-type="float" office:value="1.15223313970872">
            <text:p>1.152233139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4">
            <text:p>0.04</text:p>
          </table:table-cell>
          <table:table-cell office:value-type="float" office:value="1.05336130670158">
            <text:p>1.053361306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4">
            <text:p>0.04</text:p>
          </table:table-cell>
          <table:table-cell office:value-type="float" office:value="1.04244023360086">
            <text:p>1.0424402336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 office:value-type="float" office:value="1.02118998957129">
            <text:p>1.021189989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1.30953798278667">
            <text:p>1.3095379828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1.12422437297402">
            <text:p>1.124224373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office:value-type="float" office:value="1.03780959569274">
            <text:p>1.037809595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1.00617655876749">
            <text:p>1.0061765588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5">
            <text:p>0.05</text:p>
          </table:table-cell>
          <table:table-cell office:value-type="float" office:value="1.0093577131962">
            <text:p>1.0093577132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1.21761641761332">
            <text:p>1.2176164176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office:value-type="float" office:value="1.08563735169947">
            <text:p>1.0856373517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6">
            <text:p>0.06</text:p>
          </table:table-cell>
          <table:table-cell office:value-type="float" office:value="1.01879761927956">
            <text:p>1.0187976193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6">
            <text:p>0.06</text:p>
          </table:table-cell>
          <table:table-cell office:value-type="float" office:value="1.00607254453234">
            <text:p>1.0060725445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6">
            <text:p>0.06</text:p>
          </table:table-cell>
          <table:table-cell office:value-type="float" office:value="0.997572151643828">
            <text:p>0.9975721516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1.01049464751962">
            <text:p>1.010494647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65">
            <text:p>0.065</text:p>
          </table:table-cell>
          <table:table-cell office:value-type="float" office:value="1.02069905510154">
            <text:p>1.0206990551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65">
            <text:p>0.065</text:p>
          </table:table-cell>
          <table:table-cell office:value-type="float" office:value="0.988984142685591">
            <text:p>0.9889841427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65">
            <text:p>0.065</text:p>
          </table:table-cell>
          <table:table-cell office:value-type="float" office:value="1.00875489762445">
            <text:p>1.0087548976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65">
            <text:p>0.065</text:p>
          </table:table-cell>
          <table:table-cell office:value-type="float" office:value="1.00291721045082">
            <text:p>1.0029172105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 office:value-type="float" office:value="1.18090568087187">
            <text:p>1.180905680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office:value-type="float" office:value="1.06054984541871">
            <text:p>1.0605498454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7">
            <text:p>0.07</text:p>
          </table:table-cell>
          <table:table-cell office:value-type="float" office:value="1.00777170055638">
            <text:p>1.0077717006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7">
            <text:p>0.07</text:p>
          </table:table-cell>
          <table:table-cell office:value-type="float" office:value="1.01005137655791">
            <text:p>1.0100513766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7">
            <text:p>0.07</text:p>
          </table:table-cell>
          <table:table-cell office:value-type="float" office:value="1.0025211103673">
            <text:p>1.002521110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24/09/2013</text:date>, <text:time>12:3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4:36:04</meta:creation-date>
    <dc:date>2013-09-24T12:31:42</dc:date>
    <meta:editing-duration>P2DT2H19M28S</meta:editing-duration>
    <meta:editing-cycles>3</meta:editing-cycles>
    <meta:generator>OpenOffice.org/3.4$Linux OpenOffice.org_project/340m1$Build-9590</meta:generator>
    <meta:document-statistic meta:table-count="3" meta:cell-count="108" meta:object-count="0"/>
  </office:meta>
</office:document-meta>
</file>